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e0021" draw:fill="solid" draw:fill-color="#7e0021" draw:textarea-vertical-align="middle"/>
    </style:style>
    <style:style style:name="gr2" style:family="graphic" style:parent-style-name="objectwithoutfill">
      <style:graphic-properties svg:stroke-color="#7e0021" draw:fill="solid" draw:fill-color="#7e0021" draw:textarea-vertical-align="middle"/>
    </style:style>
    <style:style style:name="gr3" style:family="graphic" style:parent-style-name="objectwithoutfill">
      <style:graphic-properties svg:stroke-color="#7e0021" draw:fill="none" draw:textarea-vertical-align="middle"/>
    </style:style>
    <style:style style:name="gr4" style:family="graphic" style:parent-style-name="standard">
      <style:graphic-properties svg:stroke-color="#7e0021" draw:fill-color="#7e0021" draw:textarea-vertical-align="middle"/>
    </style:style>
    <style:style style:name="P1" style:family="paragraph">
      <loext:graphic-properties draw:fill="solid" draw:fill-color="#7e002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7e0021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.459cm" svg:height="0.496cm" draw:transform="skewX (-0.0733038285837618) rotate (-2.99323966717028) translate (16.8498991770711cm 11.4743651407653cm)" svg:viewBox="0 0 1460 497" draw:points="0,131 742,0 1330,244 1460,423 1061,497 220,388 201,373">
          <text:p/>
        </draw:polygon>
        <draw:polygon draw:style-name="gr1" draw:text-style-name="P1" draw:layer="layout" svg:width="1.402cm" svg:height="0.602cm" draw:transform="skewX (-0.0678933079025794) rotate (-2.89585029490899) translate (18.0431955316964cm 12.5016055486424cm)" svg:viewBox="0 0 1403 603" draw:points="0,200 763,0 1314,278 1403,510 1013,603 213,479 195,463">
          <text:p/>
        </draw:polygon>
        <draw:polygon draw:style-name="gr1" draw:text-style-name="P1" draw:layer="layout" svg:width="1.44cm" svg:height="0.546cm" svg:x="14.031cm" svg:y="11.113cm" svg:viewBox="0 0 1441 547" draw:points="0,183 456,0 930,73 1441,401 839,547 273,420">
          <text:p/>
        </draw:polygon>
        <draw:polygon draw:style-name="gr1" draw:text-style-name="P1" draw:layer="layout" svg:width="1.112cm" svg:height="0.474cm" svg:x="14.761cm" svg:y="10.675cm" svg:viewBox="0 0 1113 475" draw:points="0,329 529,0 785,110 1113,365 712,475 256,456 274,456">
          <text:p/>
        </draw:polygon>
        <draw:polygon draw:style-name="gr1" draw:text-style-name="P1" draw:layer="layout" svg:width="1.605cm" svg:height="0.638cm" svg:x="12.772cm" svg:y="11.332cm" svg:viewBox="0 0 1606 639" draw:points="0,274 602,0 1131,0 1606,310 1332,639 529,620">
          <text:p/>
        </draw:polygon>
        <draw:polygon draw:style-name="gr1" draw:text-style-name="P1" draw:layer="layout" svg:width="1.203cm" svg:height="0.528cm" svg:x="13.649cm" svg:y="10.584cm" svg:viewBox="0 0 1204 529" draw:points="0,274 675,0 967,110 1204,274 1040,475 310,529">
          <text:p/>
        </draw:polygon>
        <draw:polygon draw:style-name="gr1" draw:text-style-name="P1" draw:layer="layout" svg:width="1.915cm" svg:height="0.728cm" svg:x="14.889cm" svg:y="11.552cm" svg:viewBox="0 0 1916 729" draw:points="0,164 639,0 1259,127 1916,492 1588,729 566,583">
          <text:p/>
        </draw:polygon>
        <draw:polygon draw:style-name="gr1" draw:text-style-name="P1" draw:layer="layout" svg:width="1.787cm" svg:height="0.638cm" svg:x="11.934cm" svg:y="10.656cm" svg:viewBox="0 0 1788 639" draw:points="0,219 511,0 1332,73 1788,420 1295,639 182,457">
          <text:p/>
        </draw:polygon>
        <draw:polygon draw:style-name="gr1" draw:text-style-name="P1" draw:layer="layout" svg:width="1.258cm" svg:height="0.565cm" svg:x="16.568cm" svg:y="11.46cm" svg:viewBox="0 0 1259 566" draw:points="0,237 128,0 931,128 1259,310 1186,566 183,456">
          <text:p/>
        </draw:polygon>
        <draw:polygon draw:style-name="gr1" draw:text-style-name="P1" draw:layer="layout" svg:width="2.097cm" svg:height="0.638cm" svg:x="10.757cm" svg:y="11.094cm" svg:viewBox="0 0 2098 639" draw:points="0,493 310,55 1113,0 2098,311 1861,584 547,639">
          <text:p/>
        </draw:polygon>
        <draw:polygon draw:style-name="gr1" draw:text-style-name="P1" draw:layer="layout" svg:width="1.276cm" svg:height="0.62cm" svg:x="12.061cm" svg:y="11.697cm" svg:viewBox="0 0 1277 621" draw:points="0,347 219,110 711,0 1277,438 821,621 219,566">
          <text:p/>
        </draw:polygon>
        <draw:polygon draw:style-name="gr1" draw:text-style-name="P1" draw:layer="layout" svg:width="1.477cm" svg:height="0.583cm" svg:x="10.601cm" svg:y="11.774cm" svg:viewBox="0 0 1478 584" draw:points="0,292 420,0 1077,73 1478,346 1186,584 256,419 310,438">
          <text:p/>
        </draw:polygon>
        <draw:polygon draw:style-name="gr1" draw:text-style-name="P1" draw:layer="layout" svg:width="1.587cm" svg:height="0.436cm" svg:x="17.698cm" svg:y="11.314cm" svg:viewBox="0 0 1588 437" draw:points="0,237 383,0 949,0 1588,219 1132,437 183,383 256,401">
          <text:p/>
        </draw:polygon>
        <draw:polygon draw:style-name="gr1" draw:text-style-name="P1" draw:layer="layout" svg:width="1.915cm" svg:height="0.674cm" svg:x="8.995cm" svg:y="11.351cm" svg:viewBox="0 0 1916 675" draw:points="0,401 949,0 1588,182 1916,438 1350,584 329,638 347,675">
          <text:p/>
        </draw:polygon>
        <draw:polygon draw:style-name="gr1" draw:text-style-name="P1" draw:layer="layout" svg:width="1.03cm" svg:height="0.507cm" draw:transform="skewX (0.263370184125944) rotate (0.0137881010907552) translate (10.9699369178026cm 10.5871464147383cm)" svg:viewBox="0 0 1031 508" draw:points="0,236 386,0 902,0 1031,291 915,508 91,436">
          <text:p/>
        </draw:polygon>
        <draw:polygon draw:style-name="gr1" draw:text-style-name="P1" draw:layer="layout" svg:width="1.623cm" svg:height="0.783cm" svg:x="9.323cm" svg:y="10.657cm" svg:viewBox="0 0 1624 784" draw:points="0,347 475,0 1241,36 1624,438 1405,784 365,566">
          <text:p/>
        </draw:polygon>
        <draw:polygon draw:style-name="gr1" draw:text-style-name="P1" draw:layer="layout" svg:width="1.459cm" svg:height="0.583cm" svg:x="13.466cm" svg:y="12.006cm" svg:viewBox="0 0 1460 584" draw:points="0,274 365,73 1059,0 1460,384 1113,584 274,548 310,548 329,584">
          <text:p/>
        </draw:polygon>
        <draw:polygon draw:style-name="gr1" draw:text-style-name="P1" draw:layer="layout" svg:width="1.677cm" svg:height="0.601cm" svg:x="12.919cm" svg:y="14.014cm" svg:viewBox="0 0 1678 602" draw:points="0,273 419,0 1131,0 1678,310 1313,547 346,602 401,602">
          <text:p/>
        </draw:polygon>
        <draw:polygon draw:style-name="gr1" draw:text-style-name="P1" draw:layer="layout" svg:width="1.568cm" svg:height="0.656cm" svg:x="14.031cm" svg:y="14.379cm" svg:viewBox="0 0 1569 657" draw:points="0,365 584,0 1186,73 1569,438 1113,657 219,548">
          <text:p/>
        </draw:polygon>
        <draw:polygon draw:style-name="gr1" draw:text-style-name="P1" draw:layer="layout" svg:width="1.222cm" svg:height="0.419cm" svg:x="12.9cm" svg:y="14.689cm" svg:viewBox="0 0 1223 420" draw:points="1223,292 1022,37 182,0 0,146 201,402 985,420">
          <text:p/>
        </draw:polygon>
        <draw:polygon draw:style-name="gr1" draw:text-style-name="P1" draw:layer="layout" svg:width="1.404cm" svg:height="0.473cm" draw:transform="rotate (3.09254890160875) translate (15.2945372023724cm 15.5921299440203cm)" svg:viewBox="0 0 1405 474" draw:points="0,292 420,0 1022,18 1405,292 1114,474 274,456">
          <text:p/>
        </draw:polygon>
        <draw:polygon draw:style-name="gr1" draw:text-style-name="P1" draw:layer="layout" svg:width="1.167cm" svg:height="0.547cm" draw:transform="skewX (-0.0146607657167524) rotate (-0.096167641784888) translate (11.9968239592929cm 14.2267987450933cm)" svg:viewBox="0 0 1168 548" draw:points="0,339 340,26 778,0 1168,183 957,471 227,548">
          <text:p/>
        </draw:polygon>
        <draw:line draw:style-name="gr2" draw:text-style-name="P1" draw:layer="layout" svg:x1="9.323cm" svg:y1="12.007cm" svg:x2="9.389cm" svg:y2="16.603cm">
          <text:p/>
        </draw:line>
        <draw:line draw:style-name="gr2" draw:text-style-name="P1" draw:layer="layout" svg:x1="10.365cm" svg:y1="11.919cm" svg:x2="10.475cm" svg:y2="16.597cm">
          <text:p/>
        </draw:line>
        <draw:line draw:style-name="gr2" draw:text-style-name="P1" draw:layer="layout" svg:x1="9cm" svg:y1="11.765cm" svg:x2="9.116cm" svg:y2="16.593cm">
          <text:p/>
        </draw:line>
        <draw:line draw:style-name="gr2" draw:text-style-name="P1" draw:layer="layout" svg:x1="10.866cm" svg:y1="12.199cm" svg:x2="10.979cm" svg:y2="16.6cm">
          <text:p/>
        </draw:line>
        <draw:line draw:style-name="gr2" draw:text-style-name="P1" draw:layer="layout" svg:x1="10.366cm" svg:y1="11.919cm" svg:x2="10.472cm" svg:y2="16.603cm">
          <text:p/>
        </draw:line>
        <draw:line draw:style-name="gr2" draw:text-style-name="P1" draw:layer="layout" svg:x1="10.612cm" svg:y1="12.069cm" svg:x2="10.73cm" svg:y2="16.6cm">
          <text:p/>
        </draw:line>
        <draw:line draw:style-name="gr2" draw:text-style-name="P1" draw:layer="layout" svg:x1="11.752cm" svg:y1="11.249cm" svg:x2="11.895cm" svg:y2="16.602cm">
          <text:p/>
        </draw:line>
        <draw:line draw:style-name="gr2" draw:text-style-name="P1" draw:layer="layout" svg:x1="12.073cm" svg:y1="12.12cm" svg:x2="12.103cm" svg:y2="14.529cm">
          <text:p/>
        </draw:line>
        <draw:line draw:style-name="gr2" draw:text-style-name="P1" draw:layer="layout" svg:x1="12.279cm" svg:y1="12.185cm" svg:x2="12.367cm" svg:y2="14.423cm">
          <text:p/>
        </draw:line>
        <draw:line draw:style-name="gr2" draw:text-style-name="P1" draw:layer="layout" svg:x1="12.88cm" svg:y1="12.211cm" svg:x2="13.01cm" svg:y2="14.272cm">
          <text:p/>
        </draw:line>
        <draw:line draw:style-name="gr2" draw:text-style-name="P1" draw:layer="layout" svg:x1="13.33cm" svg:y1="12.13cm" svg:x2="13.365cm" svg:y2="14.166cm">
          <text:p/>
        </draw:line>
        <draw:line draw:style-name="gr2" draw:text-style-name="P1" draw:layer="layout" svg:x1="13.759cm" svg:y1="12.319cm" svg:x2="13.781cm" svg:y2="14.31cm">
          <text:p/>
        </draw:line>
        <draw:line draw:style-name="gr2" draw:text-style-name="P1" draw:layer="layout" svg:x1="13.328cm" svg:y1="11.967cm" svg:x2="13.487cm" svg:y2="14.288cm">
          <text:p/>
        </draw:line>
        <draw:line draw:style-name="gr2" draw:text-style-name="P1" draw:layer="layout" svg:x1="14.58cm" svg:y1="12.332cm" svg:x2="14.723cm" svg:y2="14.764cm">
          <text:p/>
        </draw:line>
        <draw:line draw:style-name="gr2" draw:text-style-name="P1" draw:layer="layout" svg:x1="14.923cm" svg:y1="12.405cm" svg:x2="15.06cm" svg:y2="14.676cm">
          <text:p/>
        </draw:line>
        <draw:line draw:style-name="gr2" draw:text-style-name="P1" draw:layer="layout" svg:x1="15.446cm" svg:y1="12.126cm" svg:x2="15.55cm" svg:y2="14.786cm">
          <text:p/>
        </draw:line>
        <draw:line draw:style-name="gr2" draw:text-style-name="P1" draw:layer="layout" svg:x1="16.472cm" svg:y1="12.285cm" svg:x2="16.588cm" svg:y2="16.601cm">
          <text:p/>
        </draw:line>
        <draw:line draw:style-name="gr2" draw:text-style-name="P1" draw:layer="layout" svg:x1="16.69cm" svg:y1="12.531cm" svg:x2="16.76cm" svg:y2="16.6cm">
          <text:p/>
        </draw:line>
        <draw:line draw:style-name="gr2" draw:text-style-name="P1" draw:layer="layout" svg:x1="17.293cm" svg:y1="12.679cm" svg:x2="17.325cm" svg:y2="16.584cm">
          <text:p/>
        </draw:line>
        <draw:line draw:style-name="gr2" draw:text-style-name="P1" draw:layer="layout" svg:x1="17.971cm" svg:y1="12.298cm" svg:x2="18.057cm" svg:y2="16.599cm">
          <text:p/>
        </draw:line>
        <draw:line draw:style-name="gr2" draw:text-style-name="P1" draw:layer="layout" svg:x1="18.822cm" svg:y1="11.756cm" svg:x2="18.953cm" svg:y2="16.599cm">
          <text:p/>
        </draw:line>
        <draw:line draw:style-name="gr2" draw:text-style-name="P1" draw:layer="layout" svg:x1="19.284cm" svg:y1="11.531cm" svg:x2="19.415cm" svg:y2="16.599cm">
          <text:p/>
        </draw:line>
        <draw:line draw:style-name="gr2" draw:text-style-name="P1" draw:layer="layout" svg:x1="12.068cm" svg:y1="12.04cm" svg:x2="12.057cm" svg:y2="12.126cm">
          <text:p/>
        </draw:line>
        <draw:line draw:style-name="gr2" draw:text-style-name="P1" draw:layer="layout" svg:x1="17.821cm" svg:y1="11.766cm" svg:x2="17.844cm" svg:y2="12.235cm">
          <text:p/>
        </draw:line>
        <draw:line draw:style-name="gr2" draw:text-style-name="P1" draw:layer="layout" svg:x1="17.706cm" svg:y1="11.556cm" svg:x2="17.712cm" svg:y2="11.866cm">
          <text:p/>
        </draw:line>
        <draw:line draw:style-name="gr2" draw:text-style-name="P1" draw:layer="layout" svg:x1="17.742cm" svg:y1="11.995cm" svg:x2="17.748cm" svg:y2="12.305cm">
          <text:p/>
        </draw:line>
        <draw:line draw:style-name="gr2" draw:text-style-name="P1" draw:layer="layout" svg:x1="16.796cm" svg:y1="12.033cm" svg:x2="16.801cm" svg:y2="12.277cm">
          <text:p/>
        </draw:line>
        <draw:line draw:style-name="gr2" draw:text-style-name="P1" draw:layer="layout" svg:x1="16.809cm" svg:y1="11.345cm" svg:x2="16.815cm" svg:y2="11.655cm">
          <text:p/>
        </draw:line>
        <draw:line draw:style-name="gr2" draw:text-style-name="P1" draw:layer="layout" svg:x1="16.114cm" svg:y1="11.583cm" svg:x2="16.12cm" svg:y2="11.893cm">
          <text:p/>
        </draw:line>
        <draw:line draw:style-name="gr2" draw:text-style-name="P1" draw:layer="layout" svg:x1="15.482cm" svg:y1="11.422cm" svg:x2="15.488cm" svg:y2="11.732cm">
          <text:p/>
        </draw:line>
        <draw:line draw:style-name="gr2" draw:text-style-name="P1" draw:layer="layout" svg:x1="15.867cm" svg:y1="11.045cm" svg:x2="15.873cm" svg:y2="11.355cm">
          <text:p/>
        </draw:line>
        <draw:line draw:style-name="gr2" draw:text-style-name="P1" draw:layer="layout" svg:x1="15.486cm" svg:y1="11.054cm" svg:x2="15.492cm" svg:y2="11.364cm">
          <text:p/>
        </draw:line>
        <draw:line draw:style-name="gr2" draw:text-style-name="P1" draw:layer="layout" svg:x1="15.015cm" svg:y1="11.085cm" svg:x2="15.021cm" svg:y2="11.395cm">
          <text:p/>
        </draw:line>
        <draw:line draw:style-name="gr2" draw:text-style-name="P1" draw:layer="layout" svg:x1="14.768cm" svg:y1="11.005cm" svg:x2="14.774cm" svg:y2="11.315cm">
          <text:p/>
        </draw:line>
        <draw:line draw:style-name="gr2" draw:text-style-name="P1" draw:layer="layout" svg:x1="16.576cm" svg:y1="11.7cm" svg:x2="16.582cm" svg:y2="12.01cm">
          <text:p/>
        </draw:line>
        <draw:line draw:style-name="gr2" draw:text-style-name="P1" draw:layer="layout" svg:x1="14.852cm" svg:y1="10.861cm" svg:x2="14.852cm" svg:y2="10.991cm">
          <text:p/>
        </draw:line>
        <draw:line draw:style-name="gr2" draw:text-style-name="P1" draw:layer="layout" svg:x1="17.922cm" svg:y1="11.668cm" svg:x2="17.907cm" svg:y2="12.277cm">
          <text:p/>
        </draw:line>
        <draw:line draw:style-name="gr2" draw:text-style-name="P1" draw:layer="layout" svg:x1="13.948cm" svg:y1="11.103cm" svg:x2="13.954cm" svg:y2="11.413cm">
          <text:p/>
        </draw:line>
        <draw:line draw:style-name="gr2" draw:text-style-name="P1" draw:layer="layout" svg:x1="13.643cm" svg:y1="10.861cm" svg:x2="13.637cm" svg:y2="11.095cm">
          <text:p/>
        </draw:line>
        <draw:line draw:style-name="gr2" draw:text-style-name="P1" draw:layer="layout" svg:x1="11.739cm" svg:y1="11.1cm" svg:x2="11.745cm" svg:y2="11.41cm">
          <text:p/>
        </draw:line>
        <draw:line draw:style-name="gr2" draw:text-style-name="P1" draw:layer="layout" svg:x1="14.85cm" svg:y1="11.646cm" svg:x2="14.857cm" svg:y2="12.373cm">
          <text:p/>
        </draw:line>
        <draw:line draw:style-name="gr2" draw:text-style-name="P1" draw:layer="layout" svg:x1="14.28cm" svg:y1="11.417cm" svg:x2="14.286cm" svg:y2="11.727cm">
          <text:p/>
        </draw:line>
        <draw:line draw:style-name="gr2" draw:text-style-name="P1" draw:layer="layout" svg:x1="14.377cm" svg:y1="11.637cm" svg:x2="14.381cm" svg:y2="12.158cm">
          <text:p/>
        </draw:line>
        <draw:line draw:style-name="gr2" draw:text-style-name="P1" draw:layer="layout" svg:x1="14.1cm" svg:y1="11.857cm" svg:x2="14.106cm" svg:y2="12.167cm">
          <text:p/>
        </draw:line>
        <draw:line draw:style-name="gr2" draw:text-style-name="P1" draw:layer="layout" svg:x1="14.02cm" svg:y1="11.296cm" svg:x2="14.026cm" svg:y2="11.606cm">
          <text:p/>
        </draw:line>
        <draw:line draw:style-name="gr2" draw:text-style-name="P1" draw:layer="layout" svg:x1="16.749cm" svg:y1="11.772cm" svg:x2="16.749cm" svg:y2="12.032cm">
          <text:p/>
        </draw:line>
        <draw:line draw:style-name="gr2" draw:text-style-name="P1" draw:layer="layout" svg:x1="14.885cm" svg:y1="11.717cm" svg:x2="14.879cm" svg:y2="12.368cm">
          <text:p/>
        </draw:line>
        <draw:line draw:style-name="gr2" draw:text-style-name="P1" draw:layer="layout" svg:x1="13.231cm" svg:y1="11.23cm" svg:x2="13.237cm" svg:y2="11.54cm">
          <text:p/>
        </draw:line>
        <draw:line draw:style-name="gr2" draw:text-style-name="P1" draw:layer="layout" svg:x1="12.783cm" svg:y1="11.61cm" svg:x2="12.789cm" svg:y2="11.92cm">
          <text:p/>
        </draw:line>
        <draw:line draw:style-name="gr2" draw:text-style-name="P1" draw:layer="layout" svg:x1="12.846cm" svg:y1="11.403cm" svg:x2="12.844cm" svg:y2="11.618cm">
          <text:p/>
        </draw:line>
        <draw:line draw:style-name="gr2" draw:text-style-name="P1" draw:layer="layout" svg:x1="12.605cm" svg:y1="11.61cm" svg:x2="12.611cm" svg:y2="11.92cm">
          <text:p/>
        </draw:line>
        <draw:line draw:style-name="gr2" draw:text-style-name="P1" draw:layer="layout" svg:x1="11.292cm" svg:y1="11.533cm" svg:x2="11.298cm" svg:y2="11.843cm">
          <text:p/>
        </draw:line>
        <draw:line draw:style-name="gr2" draw:text-style-name="P1" draw:layer="layout" svg:x1="13.712cm" svg:y1="11.076cm" svg:x2="13.718cm" svg:y2="11.386cm">
          <text:p/>
        </draw:line>
        <draw:line draw:style-name="gr2" draw:text-style-name="P1" draw:layer="layout" svg:x1="11.936cm" svg:y1="10.875cm" svg:x2="11.943cm" svg:y2="11.194cm">
          <text:p/>
        </draw:line>
        <draw:line draw:style-name="gr2" draw:text-style-name="P1" draw:layer="layout" svg:x1="11.922cm" svg:y1="10.867cm" svg:x2="11.929cm" svg:y2="11.184cm">
          <text:p/>
        </draw:line>
        <draw:line draw:style-name="gr2" draw:text-style-name="P1" draw:layer="layout" svg:x1="11.754cm" svg:y1="11.047cm" svg:x2="11.76cm" svg:y2="11.357cm">
          <text:p/>
        </draw:line>
        <draw:line draw:style-name="gr2" draw:text-style-name="P1" draw:layer="layout" svg:x1="10.948cm" svg:y1="10.992cm" svg:x2="10.949cm" svg:y2="11.353cm">
          <text:p/>
        </draw:line>
        <draw:line draw:style-name="gr2" draw:text-style-name="P1" draw:layer="layout" svg:x1="10.943cm" svg:y1="11.097cm" svg:x2="10.951cm" svg:y2="11.381cm">
          <text:p/>
        </draw:line>
        <draw:line draw:style-name="gr2" draw:text-style-name="P1" draw:layer="layout" svg:x1="10.91cm" svg:y1="10.831cm" svg:x2="10.91cm" svg:y2="11.108cm">
          <text:p/>
        </draw:line>
        <draw:line draw:style-name="gr2" draw:text-style-name="P1" draw:layer="layout" svg:x1="10.76cm" svg:y1="11.588cm" svg:x2="10.766cm" svg:y2="11.783cm">
          <text:p/>
        </draw:line>
        <draw:line draw:style-name="gr2" draw:text-style-name="P1" draw:layer="layout" svg:x1="10.728cm" svg:y1="11.352cm" svg:x2="10.734cm" svg:y2="11.662cm">
          <text:p/>
        </draw:line>
        <draw:line draw:style-name="gr2" draw:text-style-name="P1" draw:layer="layout" svg:x1="10.907cm" svg:y1="11.787cm" svg:x2="10.911cm" svg:y2="12.1cm">
          <text:p/>
        </draw:line>
        <draw:line draw:style-name="gr2" draw:text-style-name="P1" draw:layer="layout" svg:x1="9.684cm" svg:y1="11.218cm" svg:x2="9.69cm" svg:y2="11.528cm">
          <text:p/>
        </draw:line>
        <draw:line draw:style-name="gr2" draw:text-style-name="P1" draw:layer="layout" svg:x1="9.321cm" svg:y1="11.002cm" svg:x2="9.326cm" svg:y2="11.666cm">
          <text:p/>
        </draw:line>
        <draw:line draw:style-name="gr2" draw:text-style-name="P1" draw:layer="layout" svg:x1="13.48cm" svg:y1="12.277cm" svg:x2="13.585cm" svg:y2="14.325cm">
          <text:p/>
        </draw:line>
        <draw:line draw:style-name="gr2" draw:text-style-name="P1" draw:layer="layout" svg:x1="11.973cm" svg:y1="14.561cm" svg:x2="12.01cm" svg:y2="16.601cm">
          <text:p/>
        </draw:line>
        <draw:line draw:style-name="gr2" draw:text-style-name="P1" draw:layer="layout" svg:x1="12.171cm" svg:y1="14.711cm" svg:x2="12.208cm" svg:y2="16.603cm">
          <text:p/>
        </draw:line>
        <draw:line draw:style-name="gr2" draw:text-style-name="P1" draw:layer="layout" svg:x1="12.897cm" svg:y1="14.843cm" svg:x2="12.92cm" svg:y2="16.601cm">
          <text:p/>
        </draw:line>
        <draw:line draw:style-name="gr2" draw:text-style-name="P1" draw:layer="layout" svg:x1="13.872cm" svg:y1="15.116cm" svg:x2="13.891cm" svg:y2="16.601cm">
          <text:p/>
        </draw:line>
        <draw:line draw:style-name="gr2" draw:text-style-name="P1" draw:layer="layout" svg:x1="13.91cm" svg:y1="15.222cm" svg:x2="13.93cm" svg:y2="16.601cm">
          <text:p/>
        </draw:line>
        <draw:line draw:style-name="gr2" draw:text-style-name="P1" draw:layer="layout" svg:x1="14.255cm" svg:y1="14.19cm" svg:x2="14.285cm" svg:y2="16.599cm">
          <text:p/>
        </draw:line>
        <draw:line draw:style-name="gr2" draw:text-style-name="P1" draw:layer="layout" svg:x1="14.877cm" svg:y1="15.319cm" svg:x2="14.89cm" svg:y2="16.601cm">
          <text:p/>
        </draw:line>
        <draw:line draw:style-name="gr2" draw:text-style-name="P1" draw:layer="layout" svg:x1="15.293cm" svg:y1="15.304cm" svg:x2="15.307cm" svg:y2="16.603cm">
          <text:p/>
        </draw:line>
        <draw:line draw:style-name="gr2" draw:text-style-name="P1" draw:layer="layout" svg:x1="14.038cm" svg:y1="14.753cm" svg:x2="14.031cm" svg:y2="14.975cm">
          <text:p/>
        </draw:line>
        <draw:line draw:style-name="gr2" draw:text-style-name="P1" draw:layer="layout" svg:x1="15.587cm" svg:y1="14.799cm" svg:x2="15.609cm" svg:y2="16.601cm">
          <text:p/>
        </draw:line>
        <draw:line draw:style-name="gr2" draw:text-style-name="P1" draw:layer="layout" svg:x1="14.59cm" svg:y1="14.33cm" svg:x2="14.583cm" svg:y2="14.552cm">
          <text:p/>
        </draw:line>
        <draw:line draw:style-name="gr2" draw:text-style-name="P1" draw:layer="layout" svg:x1="13.273cm" svg:y1="14.539cm" svg:x2="13.274cm" svg:y2="14.817cm">
          <text:p/>
        </draw:line>
        <draw:line draw:style-name="gr2" draw:text-style-name="P1" draw:layer="layout" svg:x1="12.92cm" svg:y1="14.283cm" svg:x2="12.93cm" svg:y2="14.547cm">
          <text:p/>
        </draw:line>
        <draw:line draw:style-name="gr2" draw:text-style-name="P1" draw:layer="layout" svg:x1="13.144cm" svg:y1="14.515cm" svg:x2="13.137cm" svg:y2="14.737cm">
          <text:p/>
        </draw:line>
        <draw:line draw:style-name="gr2" draw:text-style-name="P1" draw:layer="layout" svg:x1="12.914cm" svg:y1="14.612cm" svg:x2="12.907cm" svg:y2="14.834cm">
          <text:p/>
        </draw:line>
        <draw:line draw:style-name="gr2" draw:text-style-name="P1" draw:layer="layout" svg:x1="14.246cm" svg:y1="14.93cm" svg:x2="14.239cm" svg:y2="15.152cm">
          <text:p/>
        </draw:line>
        <draw:line draw:style-name="gr2" draw:text-style-name="P1" draw:layer="layout" svg:x1="15.14cm" svg:y1="15.022cm" svg:x2="15.148cm" svg:y2="15.328cm">
          <text:p/>
        </draw:line>
        <draw:line draw:style-name="gr2" draw:text-style-name="P1" draw:layer="layout" svg:x1="14.124cm" svg:y1="14.98cm" svg:x2="14.111cm" svg:y2="15.209cm">
          <text:p/>
        </draw:line>
        <draw:line draw:style-name="gr2" draw:text-style-name="P1" draw:layer="layout" svg:x1="14.239cm" svg:y1="14.474cm" svg:x2="14.232cm" svg:y2="14.696cm">
          <text:p/>
        </draw:line>
        <draw:line draw:style-name="gr3" draw:text-style-name="P2" draw:layer="layout" svg:x1="9.11cm" svg:y1="16.573cm" svg:x2="19.417cm" svg:y2="16.597cm">
          <text:p/>
        </draw:line>
        <draw:line draw:style-name="gr2" draw:text-style-name="P1" draw:layer="layout" svg:x1="16.526cm" svg:y1="12.364cm" svg:x2="16.639cm" svg:y2="16.597cm">
          <text:p/>
        </draw:line>
        <draw:polygon draw:style-name="gr4" draw:text-style-name="P3" draw:layer="layout" svg:width="1.286cm" svg:height="0.396cm" svg:x="12.857cm" svg:y="10.499cm" svg:viewBox="0 0 1287 397" draw:points="1287,108 703,397 475,343 0,162 192,30 481,0 1100,36 1118,42">
          <text:p/>
        </draw:polygon>
        <draw:polygon draw:style-name="gr4" draw:text-style-name="P3" draw:layer="layout" svg:width="0.69cm" svg:height="0.191cm" svg:x="12.292cm" svg:y="10.463cm" svg:viewBox="0 0 691 192" draw:points="691,54 535,192 126,174 0,66 156,0 619,0">
          <text:p/>
        </draw:polygon>
        <draw:polygon draw:style-name="gr4" draw:text-style-name="P3" draw:layer="layout" svg:width="0.504cm" svg:height="0.372cm" svg:x="11.883cm" svg:y="10.469cm" svg:viewBox="0 0 505 373" draw:points="505,186 72,373 0,66 162,6 318,0 475,0">
          <text:p/>
        </draw:polygon>
        <draw:polygon draw:style-name="gr4" draw:text-style-name="P3" draw:layer="layout" svg:width="0.702cm" svg:height="0.318cm" svg:x="10.59cm" svg:y="10.529cm" svg:viewBox="0 0 703 319" draw:points="703,54 252,319 168,313 0,151 54,72 373,0 379,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7T09:56:51.955000000</meta:creation-date>
    <dc:date>2022-03-07T11:28:52.396000000</dc:date>
    <meta:editing-duration>PT19M43S</meta:editing-duration>
    <meta:editing-cycles>1</meta:editing-cycles>
    <meta:document-statistic meta:object-count="112"/>
    <meta:generator>LibreOffice/7.0.3.1$Windows_X86_64 LibreOffice_project/d7547858d014d4cf69878db179d326fc3483e082</meta:generator>
  </office:meta>
</office:document-meta>
</file>